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9.002cm" svg:x="7.455cm" svg:y="0.376cm">
            <draw:object draw:notify-on-update-of-ranges="Hoja1.A2:Hoja1.A6 Hoja1.C2:Hoja1.C6 Hoja1.A2:Hoja1.A6 Hoja1.B2:Hoja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ecio</text:p>
          </table:table-cell>
          <table:table-cell office:value-type="string" calcext:value-type="string">
            <text:p>Demanda</text:p>
          </table:table-cell>
          <table:table-cell office:value-type="string" calcext:value-type="string">
            <text:p>Ofert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9:45:36.845155283</meta:creation-date>
    <dc:date>2020-11-18T09:57:25.061929492</dc:date>
    <meta:editing-duration>PT1M18S</meta:editing-duration>
    <meta:editing-cycles>1</meta:editing-cycles>
    <meta:document-statistic meta:table-count="1" meta:cell-count="1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3cm" xlink:href=".." xlink:type="simple" chart:class="chart:scatter" chart:style-name="ch1">
        <chart:legend chart:legend-position="end" svg:x="13.242cm" svg:y="3.953cm" style:legend-expansion="high" chart:style-name="ch2"/>
        <chart:plot-area chart:style-name="ch3" table:cell-range-address="Hoja1.C2:Hoja1.C6 Hoja1.A2:Hoja1.A6" chart:data-source-has-labels="row" svg:x="1.33cm" svg:y="0.18cm" svg:width="11.593cm" svg:height="7.662cm">
          <chartooo:coordinate-region svg:x="2.137cm" svg:y="0.379cm" svg:width="10.414cm" svg:height="6.816cm"/>
          <chart:axis chart:dimension="x" chart:name="primary-x" chart:style-name="ch4">
            <chart:title svg:x="6.407cm" svg:y="8.022cm" chart:style-name="ch5">
              <text:p>Cantidad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4.531cm" chart:style-name="ch7">
              <text:p>Precio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Hoja1.A2:Hoja1.A6" loext:label-string="oferta" chart:class="chart:scatter">
            <chart:domain table:cell-range-address="Hoja1.C2:Hoja1.C6"/>
            <chart:data-point chart:repeated="5"/>
          </chart:series>
          <chart:series chart:attached-axis="primary-y" chart:style-name="ch10" chart:values-cell-range-address="Hoja1.A2:Hoja1.A6" loext:label-string="demanda" chart:class="chart:scatter">
            <chart:domain table:cell-range-address="Hoja1.B2:Hoja1.B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oferta</text:p>
              </table:table-cell>
              <table:table-cell office:value-type="string">
                <text:p>Columna B</text:p>
              </table:table-cell>
              <table:table-cell office:value-type="string">
                <text:p>deman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Hoja1.C2:Hoja1.C6</svg:desc>
                </draw:g>
              </table:table-cell>
              <table:table-cell office:value-type="float" office:value="200">
                <text:p>200</text:p>
                <draw:g>
                  <svg:desc>Hoja1.A2:Hoja1.A6</svg:desc>
                </draw:g>
              </table:table-cell>
              <table:table-cell office:value-type="float" office:value="2000">
                <text:p>2000</text:p>
                <draw:g>
                  <svg:desc>Hoja1.B2:Hoja1.B6</svg:desc>
                </draw:g>
              </table:table-cell>
              <table:table-cell office:value-type="float" office:value="200">
                <text:p>200</text:p>
                <draw:g>
                  <svg:desc>Hoja1.A2:Hoja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50">
                <text:p>250</text:p>
              </table:table-cell>
              <table:table-cell office:value-type="float" office:value="1200">
                <text:p>1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">
                <text:p>21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